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rChart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Chart.renderChart( List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rChart.convertToDouble( Lis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rChar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Chart.renderGraphics( double [ ] [ ] data , String [ ] xAxis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arChart.BarCh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